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88cm" svg:height="3.095cm" svg:x="0.964cm" svg:y="2.107cm">
          <draw:text-box>
            <text:p>r1 = x;</text:p>
            <text:p/>
            <text:p/>
            <text:p>y = 1;</text:p>
          </draw:text-box>
        </draw:frame>
        <draw:frame draw:style-name="gr1" draw:layer="layout" svg:width="2.288cm" svg:height="3.095cm" svg:x="5.655cm" svg:y="2.053cm">
          <draw:text-box>
            <text:p>r2 = y;</text:p>
            <text:p/>
            <text:p/>
            <text:p>z = 1; </text:p>
          </draw:text-box>
        </draw:frame>
        <draw:frame draw:style-name="gr1" draw:layer="layout" svg:width="2.288cm" svg:height="3.095cm" svg:x="10.4cm" svg:y="2.158cm">
          <draw:text-box>
            <text:p>r3 = z;</text:p>
            <text:p/>
            <text:p/>
            <text:p>x = 1; </text:p>
          </draw:text-box>
        </draw:frame>
        <draw:line draw:style-name="gr2" draw:text-style-name="P1" draw:layer="layout" svg:x1="2.926cm" svg:y1="4.664cm" svg:x2="5.755cm" svg:y2="2.561cm">
          <text:p/>
        </draw:line>
        <draw:line draw:style-name="gr2" draw:text-style-name="P1" draw:layer="layout" svg:x1="6.717cm" svg:y1="2.842cm" svg:x2="6.717cm" svg:y2="4.339cm">
          <text:p/>
        </draw:line>
        <draw:line draw:style-name="gr2" draw:text-style-name="P1" draw:layer="layout" svg:x1="7.625cm" svg:y1="4.664cm" svg:x2="10.454cm" svg:y2="2.788cm">
          <text:p/>
        </draw:line>
        <draw:line draw:style-name="gr2" draw:text-style-name="P1" draw:layer="layout" svg:x1="11.541cm" svg:y1="2.941cm" svg:x2="11.541cm" svg:y2="4.466cm">
          <text:p/>
        </draw:line>
        <draw:frame draw:style-name="gr1" draw:text-style-name="P2" draw:layer="layout" svg:width="0.891cm" svg:height="0.962cm" svg:x="3.559cm" svg:y="2.886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8.201cm" svg:y="3.107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5.682cm" svg:y="3.088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10.483cm" svg:y="3.088cm">
          <draw:text-box>
            <text:p><text:span text:style-name="T1">sb</text:span></text:p>
          </draw:text-box>
        </draw:frame>
        <draw:line draw:style-name="gr2" draw:text-style-name="P1" draw:layer="layout" svg:x1="2.018cm" svg:y1="2.842cm" svg:x2="2.018cm" svg:y2="4.339cm">
          <text:p/>
        </draw:line>
        <draw:frame draw:style-name="gr3" draw:text-style-name="P2" draw:layer="layout" svg:width="1.171cm" svg:height="1.016cm" svg:x="0.983cm" svg:y="3.088cm">
          <draw:text-box>
            <text:p><text:span text:style-name="T1">sb</text:span></text:p>
          </draw:text-box>
        </draw:frame>
        <draw:path draw:style-name="gr4" draw:text-style-name="P1" draw:layer="layout" svg:width="7.18cm" svg:height="9.275cm" draw:transform="rotate (0.874933554024757) translate (2.291cm 2.378cm)" svg:viewBox="0 0 7181 9276" svg:d="m4571 9276c237-21 452-73 706-55 247 18 1779-1386 1872-1603 86-203-21-395-100-570-104-232-1046-1347-1152-1474-104-125-534-640-644-771-123-148-591-708-702-840-101-122-514-609-614-736s-1447-1771-1604-1968c-146-182-2333-1259-2333-1259">
          <text:p/>
        </draw:path>
        <draw:frame draw:style-name="gr1" draw:text-style-name="P2" draw:layer="layout" svg:width="0.891cm" svg:height="0.962cm" svg:x="9.401cm" svg:y="0.854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1:37:41</dc:date>
    <dc:creator>Peizhao Ou</dc:creator>
    <meta:editing-duration>PT18M34S</meta:editing-duration>
    <meta:editing-cycles>16</meta:editing-cycles>
    <meta:generator>LibreOffice/3.5$Linux_X86_64 LibreOffice_project/350m1$Build-2</meta:generator>
    <meta:document-statistic meta:object-count="15"/>
  </office:meta>
</office:document-meta>
</file>